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7.44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84.95pt"/>
    </style:style>
    <style:style style:name="co4" style:family="table-column">
      <style:table-column-properties fo:break-before="auto" style:column-width="46.06pt"/>
    </style:style>
    <style:style style:name="co5" style:family="table-column">
      <style:table-column-properties fo:break-before="auto" style:column-width="42.86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116.65pt"/>
    </style:style>
    <style:style style:name="co9" style:family="table-column">
      <style:table-column-properties fo:break-before="auto" style:column-width="52.41pt"/>
    </style:style>
    <style:style style:name="co10" style:family="table-column">
      <style:table-column-properties fo:break-before="auto" style:column-width="37.3pt"/>
    </style:style>
    <style:style style:name="co11" style:family="table-column">
      <style:table-column-properties fo:break-before="auto" style:column-width="35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outes">
      <style:table-properties table:display="true" style:writing-mode="lr-tb"/>
    </style:style>
    <style:style style:name="ta2" style:family="table" style:master-page-name="PageStyle_5f_Sorte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u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Elevation</text:p>
          </table:table-cell>
          <table:table-cell table:style-name="ce1" office:value-type="string" calcext:value-type="string">
            <text:p>Medal</text:p>
          </table:table-cell>
          <table:table-cell table:style-name="ce1" office:value-type="string" calcext:value-type="string">
            <text:p>Score</text:p>
          </table:table-cell>
          <table:table-cell table:style-name="ce4"/>
          <table:table-cell table:style-name="ce1" office:value-type="string" calcext:value-type="string">
            <text:p>Elevation Multiplier</text:p>
          </table:table-cell>
          <table:table-cell table:style-name="ce4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2018 UCI Worlds Short Lap</text:p>
          </table:table-cell>
          <table:table-cell table:style-name="ce2" office:value-type="string" calcext:value-type="string">
            <text:p>Innsbruck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2]+([.D2]*[.$H$2])" office:value-type="float" office:value="30.9" calcext:value-type="float">
            <text:p>30.9</text:p>
          </table:table-cell>
          <table:table-cell/>
          <table:table-cell table:style-name="ce2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chterbahn</text:p>
          </table:table-cell>
          <table:table-cell table:style-name="ce2" office:value-type="string" calcext:value-type="string">
            <text:p>Innsbruck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3244" calcext:value-type="float">
            <text:p>3244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3]+([.D3]*[.$H$2])" office:value-type="float" office:value="61.94" calcext:value-type="float">
            <text:p>61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nsbruckring</text:p>
          </table:table-cell>
          <table:table-cell table:style-name="ce2" office:value-type="string" calcext:value-type="string">
            <text:p>Innsbruck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4]+([.D4]*[.$H$2])" office:value-type="float" office:value="8.02" calcext:value-type="float">
            <text:p>8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tscher</text:p>
          </table:table-cell>
          <table:table-cell table:style-name="ce2" office:value-type="string" calcext:value-type="string">
            <text:p>Innsbruck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315" calcext:value-type="float">
            <text:p>1315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5]+([.D5]*[.$H$2])" office:value-type="float" office:value="21.65" calcext:value-type="float">
            <text:p>21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tscher CCW</text:p>
          </table:table-cell>
          <table:table-cell table:style-name="ce2" office:value-type="string" calcext:value-type="string">
            <text:p>Innsbruck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315" calcext:value-type="float">
            <text:p>1315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6]+([.D6]*[.$H$2])" office:value-type="float" office:value="21.65" calcext:value-type="float">
            <text:p>21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eater London 8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7]+([.D7]*[.$H$2])" office:value-type="float" office:value="23.82" calcext:value-type="float">
            <text:p>23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eater London Flat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8]+([.D8]*[.$H$2])" office:value-type="float" office:value="9.03" calcext:value-type="float">
            <text:p>9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eater London Loop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9]+([.D9]*[.$H$2])" office:value-type="float" office:value="21.46" calcext:value-type="float">
            <text:p>21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eatest London Flat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10]+([.D10]*[.$H$2])" office:value-type="float" office:value="20.04" calcext:value-type="float">
            <text:p>20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eatest London Loop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11]+([.D11]*[.$H$2])" office:value-type="float" office:value="27.54" calcext:value-type="float">
            <text:p>27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ndon 8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12]+([.D12]*[.$H$2])" office:value-type="float" office:value="20.96" calcext:value-type="float">
            <text:p>20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ndon Classic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13]+([.D13]*[.$H$2])" office:value-type="float" office:value="4.22" calcext:value-type="float">
            <text:p>4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ndon Loop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14]+([.D14]*[.$H$2])" office:value-type="float" office:value="16.74" calcext:value-type="float">
            <text:p>16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rrey Hills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2877" calcext:value-type="float">
            <text:p>2877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15]+([.D15]*[.$H$2])" office:value-type="float" office:value="53.07" calcext:value-type="float">
            <text:p>53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London Pretzel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float" office:value="34.6" calcext:value-type="float">
            <text:p>34.6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16]+([.D16]*[.$H$2])" office:value-type="float" office:value="53.36" calcext:value-type="float">
            <text:p>53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PRL Full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float" office:value="107.7" calcext:value-type="float">
            <text:p>107.7</text:p>
          </table:table-cell>
          <table:table-cell table:style-name="ce2" office:value-type="float" office:value="8605" calcext:value-type="float">
            <text:p>8605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17]+([.D17]*[.$H$2])" office:value-type="float" office:value="193.75" calcext:value-type="float">
            <text:p>193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PRL Half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310" calcext:value-type="float">
            <text:p>3310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18]+([.D18]*[.$H$2])" office:value-type="float" office:value="76.1" calcext:value-type="float">
            <text:p>76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iple Loops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19]+([.D19]*[.$H$2])" office:value-type="float" office:value="43.9" calcext:value-type="float">
            <text:p>43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toria Line 8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20]+([.D20]*[.$H$2])" office:value-type="float" office:value="11.82" calcext:value-type="float">
            <text:p>11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verything Bagel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1784" calcext:value-type="float">
            <text:p>1784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21]+([.D21]*[.$H$2])" office:value-type="float" office:value="39.14" calcext:value-type="float">
            <text:p>39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nd Central Circuit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22]+([.D22]*[.$H$2])" office:value-type="float" office:value="9.02" calcext:value-type="float">
            <text:p>9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nickerbocker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94" calcext:value-type="float">
            <text:p>1194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23]+([.D23]*[.$H$2])" office:value-type="float" office:value="25.94" calcext:value-type="float">
            <text:p>25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nickerbocker Reverse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94" calcext:value-type="float">
            <text:p>1194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24]+([.D24]*[.$H$2])" office:value-type="float" office:value="25.94" calcext:value-type="float">
            <text:p>25.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dy Liberty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25]+([.D25]*[.$H$2])" office:value-type="float" office:value="14.45" calcext:value-type="float">
            <text:p>14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ghty Metropolitan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26]+([.D26]*[.$H$2])" office:value-type="float" office:value="22.93" calcext:value-type="float">
            <text:p>22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rk Perimeter Loop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27]+([.D27]*[.$H$2])" office:value-type="float" office:value="10.23" calcext:value-type="float">
            <text:p>10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sing Empire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28]+([.D28]*[.$H$2])" office:value-type="float" office:value="25.23" calcext:value-type="float">
            <text:p>25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6 Train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29]+([.D29]*[.$H$2])" office:value-type="float" office:value="6.26" calcext:value-type="float">
            <text:p>6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Highline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583" calcext:value-type="float">
            <text:p>583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30]+([.D30]*[.$H$2])" office:value-type="float" office:value="12.33" calcext:value-type="float">
            <text:p>12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 UCI Worlds Course</text:p>
          </table:table-cell>
          <table:table-cell table:style-name="ce2" office:value-type="string" calcext:value-type="string">
            <text:p>Richmond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31]+([.D31]*[.$H$2])" office:value-type="float" office:value="15.25" calcext:value-type="float">
            <text:p>15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bbled Climbs</text:p>
          </table:table-cell>
          <table:table-cell table:style-name="ce2" office:value-type="string" calcext:value-type="string">
            <text:p>Richmond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32]+([.D32]*[.$H$2])" office:value-type="float" office:value="10.06" calcext:value-type="float">
            <text:p>10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Fan Flats</text:p>
          </table:table-cell>
          <table:table-cell table:style-name="ce2" office:value-type="string" calcext:value-type="string">
            <text:p>Richmond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33]+([.D33]*[.$H$2])" office:value-type="float" office:value="3.72" calcext:value-type="float">
            <text:p>3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g Foot Hills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319" calcext:value-type="float">
            <text:p>2319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34]+([.D34]*[.$H$2])" office:value-type="float" office:value="65.19" calcext:value-type="float">
            <text:p>65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g Loop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35]+([.D35]*[.$H$2])" office:value-type="float" office:value="48.18" calcext:value-type="float">
            <text:p>48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gger Loop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33.1" calcext:value-type="float">
            <text:p>33.1</text:p>
          </table:table-cell>
          <table:table-cell table:style-name="ce2" office:value-type="float" office:value="2267" calcext:value-type="float">
            <text:p>2267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36]+([.D36]*[.$H$2])" office:value-type="float" office:value="55.77" calcext:value-type="float">
            <text:p>55.7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st In the Wind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37]+([.D37]*[.$H$2])" office:value-type="float" office:value="51.49" calcext:value-type="float">
            <text:p>51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gure 8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38]+([.D38]*[.$H$2])" office:value-type="float" office:value="26.83" calcext:value-type="float">
            <text:p>26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gure 8 Reverse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39]+([.D39]*[.$H$2])" office:value-type="float" office:value="26.83" calcext:value-type="float">
            <text:p>26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at Route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40]+([.D40]*[.$H$2])" office:value-type="float" office:value="8.4" calcext:value-type="float">
            <text:p>8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ur Horsemen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6916" calcext:value-type="float">
            <text:p>6916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41]+([.D41]*[.$H$2])" office:value-type="float" office:value="124.96" calcext:value-type="float">
            <text:p>124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lly Route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42]+([.D42]*[.$H$2])" office:value-type="float" office:value="9.24" calcext:value-type="float">
            <text:p>9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ungle Circuit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43]+([.D43]*[.$H$2])" office:value-type="float" office:value="7.59" calcext:value-type="float">
            <text:p>7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untain 8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67" calcext:value-type="float">
            <text:p>2267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44]+([.D44]*[.$H$2])" office:value-type="float" office:value="42.67" calcext:value-type="float">
            <text:p>42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untain Route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45]+([.D45]*[.$H$2])" office:value-type="float" office:value="40.87" calcext:value-type="float">
            <text:p>40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ir and the Mountain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598" calcext:value-type="float">
            <text:p>2598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46]+([.D46]*[.$H$2])" office:value-type="float" office:value="47.18" calcext:value-type="float">
            <text:p>47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ut And Back Again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1072" calcext:value-type="float">
            <text:p>1072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47]+([.D47]*[.$H$2])" office:value-type="float" office:value="35.52" calcext:value-type="float">
            <text:p>35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uatch Quest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5597" calcext:value-type="float">
            <text:p>5597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48]+([.D48]*[.$H$2])" office:value-type="float" office:value="84.87" calcext:value-type="float">
            <text:p>84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ad to Ruins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49]+([.D49]*[.$H$2])" office:value-type="float" office:value="27.38" calcext:value-type="float">
            <text:p>27.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ad to Sky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3428" calcext:value-type="float">
            <text:p>3428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50]+([.D50]*[.$H$2])" office:value-type="float" office:value="45.18" calcext:value-type="float">
            <text:p>45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d And Sequoias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51]+([.D51]*[.$H$2])" office:value-type="float" office:value="18.2" calcext:value-type="float">
            <text:p>18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mpus Fugit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52]+([.D52]*[.$H$2])" office:value-type="float" office:value="11.52" calcext:value-type="float">
            <text:p>11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Mega Pretzel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66.7" calcext:value-type="float">
            <text:p>66.7</text:p>
          </table:table-cell>
          <table:table-cell table:style-name="ce2" office:value-type="float" office:value="5374" calcext:value-type="float">
            <text:p>5374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53]+([.D53]*[.$H$2])" office:value-type="float" office:value="120.44" calcext:value-type="float">
            <text:p>120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Pretzel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45.1" calcext:value-type="float">
            <text:p>45.1</text:p>
          </table:table-cell>
          <table:table-cell table:style-name="ce2" office:value-type="float" office:value="4461" calcext:value-type="float">
            <text:p>4461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54]+([.D54]*[.$H$2])" office:value-type="float" office:value="89.71" calcext:value-type="float">
            <text:p>89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Uber Pretzel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79.7" calcext:value-type="float">
            <text:p>79.7</text:p>
          </table:table-cell>
          <table:table-cell table:style-name="ce2" office:value-type="float" office:value="7805" calcext:value-type="float">
            <text:p>7805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55]+([.D55]*[.$H$2])" office:value-type="float" office:value="157.75" calcext:value-type="float">
            <text:p>157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ree Sisters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2936" calcext:value-type="float">
            <text:p>2936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56]+([.D56]*[.$H$2])" office:value-type="float" office:value="59.16" calcext:value-type="float">
            <text:p>59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ck Tock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57]+([.D57]*[.$H$2])" office:value-type="float" office:value="12.23" calcext:value-type="float">
            <text:p>12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ur of Fire and Ice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3818" calcext:value-type="float">
            <text:p>3818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58]+([.D58]*[.$H$2])" office:value-type="float" office:value="53.98" calcext:value-type="float">
            <text:p>53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lcano Circuit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59]+([.D59]*[.$H$2])" office:value-type="float" office:value="3.15" calcext:value-type="float">
            <text:p>3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lcano Circuit CCW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60]+([.D60]*[.$H$2])" office:value-type="float" office:value="3.15" calcext:value-type="float">
            <text:p>3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lcano Climb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61]+([.D61]*[.$H$2])" office:value-type="float" office:value="20.86" calcext:value-type="float">
            <text:p>20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lcano Flat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62]+([.D62]*[.$H$2])" office:value-type="float" office:value="9.3" calcext:value-type="float">
            <text:p>9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hole Lotta Larva</text:p>
          </table:table-cell>
          <table:table-cell table:style-name="ce2" office:value-type="string" calcext:value-type="string">
            <text:p>Watopia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63]+([.D63]*[.$H$2])" office:value-type="float" office:value="12.84" calcext:value-type="float">
            <text:p>12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 UCI Worlds Harrogate Circuit</text:p>
          </table:table-cell>
          <table:table-cell table:style-name="ce2" office:value-type="string" calcext:value-type="string">
            <text:p>Yorkshire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64]+([.D64]*[.$H$2])" office:value-type="float" office:value="16.63" calcext:value-type="float">
            <text:p>16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chy Estate</text:p>
          </table:table-cell>
          <table:table-cell table:style-name="ce2" office:value-type="string" calcext:value-type="string">
            <text:p>Yorkshire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65]+([.D65]*[.$H$2])" office:value-type="float" office:value="3.21" calcext:value-type="float">
            <text:p>3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ueen's Highway</text:p>
          </table:table-cell>
          <table:table-cell table:style-name="ce2" office:value-type="string" calcext:value-type="string">
            <text:p>Yorkshire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66]+([.D66]*[.$H$2])" office:value-type="float" office:value="3.21" calcext:value-type="float">
            <text:p>3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yal Pump Room 8</text:p>
          </table:table-cell>
          <table:table-cell table:style-name="ce2" office:value-type="string" calcext:value-type="string">
            <text:p>Yorkshire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607" calcext:value-type="float">
            <text:p>1607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67]+([.D67]*[.$H$2])" office:value-type="float" office:value="33.27" calcext:value-type="float">
            <text:p>33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ur Of Tewit Well</text:p>
          </table:table-cell>
          <table:table-cell table:style-name="ce2" office:value-type="string" calcext:value-type="string">
            <text:p>Yorkshire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string" calcext:value-type="string">
            <text:p>No</text:p>
          </table:table-cell>
          <table:table-cell table:style-name="ce3" table:formula="of:=[.C68]+([.D68]*[.$H$2])" office:value-type="float" office:value="13.49" calcext:value-type="float">
            <text:p>13.49</text:p>
          </table:table-cell>
          <table:table-cell table:number-columns-repeated="1018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rted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Elevation</text:p>
          </table:table-cell>
          <table:table-cell table:style-name="ce1" office:value-type="string" calcext:value-type="string">
            <text:p>Medal</text:p>
          </table:table-cell>
          <table:table-cell table:style-name="ce1" office:value-type="string" calcext:value-type="string">
            <text:p>Score</text:p>
          </table:table-cell>
          <table:table-cell table:number-columns-repeated="1018"/>
        </table:table-row>
        <table:table-row table:style-name="ro1">
          <table:table-cell table:style-name="ce3" table:number-matrix-columns-spanned="6" table:number-matrix-rows-spanned="993" table:formula="of:=sort([$Routes.A2:.F994]; 5; 1;2; 1; 6; 1)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style-name="ce3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utes" style:display-name="PageStyle_Rou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rted" style:display-name="PageStyle_Sort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374" meta:object-count="0"/>
    <meta:generator>LibreOfficeDev/6.0.5.2$Linux_X86_64 LibreOffice_project/</meta:generator>
  </office:meta>
</office:document-meta>
</file>